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Mono3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 fo:min-height="5.59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81cm"/>
    </style:style>
    <style:style style:name="gr5" style:family="graphic" style:parent-style-name="standard">
      <style:graphic-properties draw:stroke="solid" svg:stroke-color="#33ff99" draw:fill="none" draw:fill-color="#ffffff" draw:auto-grow-height="true" draw:auto-grow-width="false" fo:max-height="0cm" fo:min-height="4.3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Ubuntu Mono1"/>
    </style:style>
    <style:style style:name="P3" style:family="paragraph">
      <style:text-properties style:font-name="Ubuntu Mono1" fo:font-size="26pt" style:font-size-asian="26pt" style:font-size-complex="2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line-height="100%" style:writing-mode="lr-tb"/>
      <style:text-properties style:font-name="Ubuntu Mono" fo:font-size="22pt"/>
    </style:style>
    <style:style style:name="P6" style:family="paragraph">
      <style:paragraph-properties fo:margin-top="0cm" fo:margin-bottom="0cm" fo:line-height="100%" style:writing-mode="lr-tb"/>
      <style:text-properties style:font-name="Ubuntu Mono" fo:font-size="22pt" style:font-size-asian="16pt" style:font-size-complex="1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  <style:text-properties fo:font-size="36pt" style:font-size-asian="36pt" style:font-size-complex="36pt"/>
    </style:style>
    <style:style style:name="P9" style:family="paragraph">
      <style:text-properties style:font-name="Ubuntu Mono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Ubuntu Mono" fo:font-size="18pt" style:font-size-asian="18pt" style:font-size-complex="18pt"/>
    </style:style>
    <style:style style:name="P11" style:family="paragraph">
      <style:paragraph-properties fo:margin-top="0cm" fo:margin-bottom="0cm"/>
    </style:style>
    <style:style style:name="T1" style:family="text">
      <style:text-properties style:font-name="Ubuntu Mono1"/>
    </style:style>
    <style:style style:name="T2" style:family="text">
      <style:text-properties style:font-name="Ubuntu Mono1" fo:font-size="26pt" style:font-size-asian="26pt" style:font-size-complex="26pt"/>
    </style:style>
    <style:style style:name="T3" style:family="text">
      <style:text-properties style:font-name="Ubuntu Mono1" fo:font-size="26pt" fo:background-color="#00ff66" style:font-size-asian="26pt" style:font-size-complex="26pt"/>
    </style:style>
    <style:style style:name="T4" style:family="text">
      <style:text-properties style:font-name="Ubuntu Mono1" fo:font-size="26pt" fo:background-color="#ff33ff" style:font-size-asian="26pt" style:font-size-complex="26pt"/>
    </style:style>
    <style:style style:name="T5" style:family="text">
      <style:text-properties style:font-name="Ubuntu Mono1" fo:font-size="26pt" fo:background-color="#00ffff" style:font-size-asian="26pt" style:font-size-complex="26pt"/>
    </style:style>
    <style:style style:name="T6" style:family="text">
      <style:text-properties style:font-name="Ubuntu Mono" fo:font-size="22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Ubuntu Mono" fo:font-size="36pt" style:font-size-asian="36pt" style:font-size-complex="36pt"/>
    </style:style>
    <style:style style:name="T9" style:family="text">
      <style:text-properties style:font-name="Liberation Mono1" fo:font-size="36pt" style:font-size-asian="36pt" style:font-size-complex="36pt"/>
    </style:style>
    <style:style style:name="T10" style:family="text">
      <style:text-properties style:font-name="Liberation Sans2" fo:font-size="36pt" style:font-size-asian="36pt" style:font-size-complex="36pt"/>
    </style:style>
    <style:style style:name="T11" style:family="text">
      <style:text-properties style:font-name="Ubuntu Mono" fo:font-size="18pt" style:font-size-asian="18pt" style:font-size-complex="18pt"/>
    </style:style>
    <style:style style:name="T12" style:family="text">
      <style:text-properties style:font-name="Ubuntu Mono" fo:font-size="28pt" style:font-size-asian="28pt" style:font-size-complex="28pt"/>
    </style:style>
    <style:style style:name="T13" style:family="text">
      <style:text-properties style:font-name="Ubuntu Mono"/>
    </style:style>
    <style:style style:name="T14" style:family="text">
      <style:text-properties style:font-name="Liberation Sans4" fo:font-size="32pt" style:font-size-asian="32pt" style:font-size-complex="32pt"/>
    </style:style>
    <style:style style:name="T15" style:family="text">
      <style:text-properties style:font-name="Liberation Sans4" fo:font-size="28pt" style:font-size-asian="28pt" style:font-size-complex="28pt"/>
    </style:style>
    <style:style style:name="T16" style:family="text">
      <style:text-properties style:font-name="Ubuntu Mono" fo:font-size="40pt" fo:background-color="transparent" style:font-size-asian="32pt" style:font-size-complex="32pt"/>
    </style:style>
    <style:style style:name="T17" style:family="text">
      <style:text-properties style:font-name="Ubuntu Mono" fo:font-size="32pt" style:font-size-asian="32pt" style:font-size-complex="32pt"/>
    </style:style>
    <style:style style:name="T18" style:family="text">
      <style:text-properties style:font-name="Ubuntu Mono" fo:font-size="32pt" fo:background-color="#ff8080" style:font-size-asian="32pt" style:font-size-complex="32pt"/>
    </style:style>
    <style:style style:name="T19" style:family="text">
      <style:text-properties style:font-name="Ubuntu Mono" fo:font-size="32pt" fo:background-color="#9999ff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unittest from the standard library</text:p>
                <text:list>
                  <text:list-item>
                    <text:p>Actively maintained and adequate, too much boilerplate needed</text:p>
                  </text:list-item>
                </text:list>
              </text:list-item>
              <text:list-item>
                <text:p>nosetest package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usually indistinguishable from nosetest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1">def double(n):</text:span></text:p>
            <text:p text:style-name="P2"><text:span text:style-name="T1"><text:s text:c="4"/></text:span><text:span text:style-name="T1">"""Returns the double of n using the standard * operator.</text:span></text:p>
            <text:p text:style-name="P2"><text:span text:style-name="T1"><text:s text:c="7"/></text:span><text:span text:style-name="T1">Sequences and numbers are acceptable input."""</text:span></text:p>
            <text:p text:style-name="P2"><text:span text:style-name="T1"><text:s text:c="4"/></text:span><text:span text:style-name="T1">return n * 2</text:span></text:p>
            <text:p text:style-name="P2"><text:span text:style-name="T1"/></text:p>
            <text:p text:style-name="P2"><text:span text:style-name="T1">def test_double_number():</text:span></text:p>
            <text:p text:style-name="P2"><text:span text:style-name="T1"><text:s text:c="4"/></text:span><text:span text:style-name="T1">assert double(2) == 4</text:span></text:p>
            <text:p text:style-name="P2"><text:span text:style-name="T1"><text:s text:c="4"/></text:span><text:span text:style-name="T1">assert double(1.5) == 3</text:span></text:p>
            <text:p text:style-name="P2"><text:span text:style-name="T1"/></text:p>
            <text:p text:style-name="P2"><text:span text:style-name="T1">def test_double_string():</text:span></text:p>
            <text:p text:style-name="P2"><text:span text:style-name="T1"><text:s text:c="4"/></text:span><text:span text:style-name="T1">assert double('any') == 'anyany'</text:span></text:p>
            <text:p text:style-name="P2"><text:span text:style-name="T1"/></text:p>
            <text:p text:style-name="P2"><text:span text:style-name="T1">def test_double_list():</text:span></text:p>
            <text:p text:style-name="P2"><text:span text:style-name="T1"><text:s text:c="4"/></text:span><text:span text:style-name="T1">assert double([1, 2]) == [1, 2, 1, 2]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$ py.test double.py </text:span></text:p>
            <text:p text:style-name="P3"><text:span text:style-name="T2">================== test session starts ================== </text:span></text:p>
            <text:p text:style-name="P3"><text:span text:style-name="T2">platform linux2 -- Python 2.7.12, pytest-2.9.2, py-1.4.31</text:span></text:p>
            <text:p text:style-name="P3"><text:span text:style-name="T2">rootdir: /home/msw/py, inifile: </text:span></text:p>
            <text:p><text:span text:style-name="T2">plugins: </text:span><text:span text:style-name="T3">flakes-1.0.1</text:span><text:span text:style-name="T2">, </text:span><text:span text:style-name="T3">pylint-0.6.0</text:span><text:span text:style-name="T2">, </text:span><text:span text:style-name="T3">pep8-1.0.6</text:span></text:p>
            <text:p text:style-name="P3"><text:span text:style-name="T2">collected 3 items </text:span></text:p>
            <text:p text:style-name="P3"><text:span text:style-name="T2"/></text:p>
            <text:p text:style-name="P3"><text:span text:style-name="T2">unit.py </text:span><text:span text:style-name="T4">...</text:span></text:p>
            <text:p text:style-name="P3"><text:span text:style-name="T2"/></text:p>
            <text:p text:style-name="P3"><text:span text:style-name="T2">=============== 3 passed in </text:span><text:span text:style-name="T5">0.01</text:span><text:span text:style-name="T2"> seconds ===============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-condition to Continuous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4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6" draw:layer="layout" svg:width="25.199cm" svg:height="12.179cm" svg:x="1.016cm" svg:y="4.585cm" presentation:class="outline" presentation:user-transformed="true">
          <draw:text-box>
            <text:p text:style-name="P5"><text:span text:style-name="T6">def double(n):</text:span></text:p>
            <text:p text:style-name="P5"><text:span text:style-name="T6"><text:s text:c="4"/></text:span><text:span text:style-name="T6">"""Returns the double of n using the standard * operator.</text:span></text:p>
            <text:p text:style-name="P5"><text:span text:style-name="T6"><text:s text:c="7"/></text:span><text:span text:style-name="T6">Sequences and numbers are acceptable input."""</text:span></text:p>
            <text:p text:style-name="P5"><text:span text:style-name="T6"><text:s text:c="4"/></text:span><text:span text:style-name="T6">return n * 2</text:span></text:p>
          </draw:text-box>
        </draw:frame>
        <draw:frame draw:style-name="gr3" draw:text-style-name="P8" draw:layer="layout" svg:width="24.638cm" svg:height="7.361cm" svg:x="1.016cm" svg:y="8.436cm">
          <draw:text-box>
            <text:list text:style-name="L1">
              <text:list-item>
                <text:p text:style-name="P7"><text:span text:style-name="T7">Yes, this is a trivial function, most aren’t</text:span></text:p>
              </text:list-item>
              <text:list-item>
                <text:p text:style-name="P7"><text:span text:style-name="T7">Despite the comment it could be modified</text:span><text:span text:style-name="T7"><text:line-break/></text:span><text:span text:style-name="T7"> <text:s text:c="3"/></text:span><text:span text:style-name="T8">return n + n </text:span><text:span text:style-name="T9"><text:line-break/></text:span><text:span text:style-name="T10">and numbers would be unaffected</text:span></text:p>
              </text:list-item>
              <text:list-item>
                <text:p text:style-name="P7"><text:span text:style-name="T10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functions yield simple tests</text:p>
              </text:list-item>
              <text:list-item>
                <text:p>Complex functions should reduce dependencies which yields simpler tests</text:p>
              </text:list-item>
              <text:list-item>
                <text:p>A hard-to-test method may indicate a poorly structured method or data structure</text:p>
              </text:list-item>
              <text:list-item>
                <text:p>Therefore unit testing can indirectly increase code quality, robustness, and clarity</text:p>
              </text:list-item>
              <text:list-item>
                <text:p>Examples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Separation of concerns says, for example, a function that parses data should not also retrieve the data.</text:p>
              </text:list-item>
              <text:list-item>
                <text:p>Which allows greater testability?</text:p>
              </text:list-item>
            </text:list>
            <text:p/>
          </draw:text-box>
        </draw:frame>
        <draw:frame draw:style-name="gr4" draw:text-style-name="P10" draw:layer="layout" svg:width="24.638cm" svg:height="3.131cm" svg:x="1.524cm" svg:y="11.43cm">
          <draw:text-box>
            <text:p text:style-name="P9"><text:span text:style-name="T11">def parse_json(path):</text:span></text:p>
            <text:p text:style-name="P9"><text:span text:style-name="T11"><text:s text:c="4"/></text:span><text:span text:style-name="T11">with open(path) as infile:</text:span></text:p>
            <text:p text:style-name="P9"><text:span text:style-name="T11"><text:s text:c="8"/></text:span><text:span text:style-name="T11">text = infile.read()</text:span></text:p>
            <text:p text:style-name="P9"><text:span text:style-name="T11"><text:s text:c="8"/></text:span><text:span text:style-name="T11">return json.loads(text)</text:span></text:p>
          </draw:text-box>
        </draw:frame>
        <draw:frame draw:style-name="gr5" draw:text-style-name="P10" draw:layer="layout" svg:width="24.638cm" svg:height="4.571cm" svg:x="1.524cm" svg:y="14.732cm">
          <draw:text-box>
            <text:p text:style-name="P9"><text:span text:style-name="T11">def read_json(path):</text:span></text:p>
            <text:p text:style-name="P9"><text:span text:style-name="T11"><text:s text:c="4"/></text:span><text:span text:style-name="T11">with open(path) as infile:</text:span></text:p>
            <text:p text:style-name="P9"><text:span text:style-name="T11"><text:s text:c="8"/></text:span><text:span text:style-name="T11">return infile.read()</text:span></text:p>
            <text:p text:style-name="P9"><text:span text:style-name="T11"/></text:p>
            <text:p text:style-name="P9"><text:span text:style-name="T11">def parse_json(text)</text:span></text:p>
            <text:p text:style-name="P9"><text:span text:style-name="T11"><text:s text:c="4"/></text:span><text:span text:style-name="T11">return json.loads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s the project following your Pull Request</text:p>
              </text:list-item>
              <text:list-item>
                <text:p>Runs unit tests across the project</text:p>
                <text:list>
                  <text:list-item>
                    <text:p>Did my feature break something else? Better to know sooner rather than later</text:p>
                  </text:list-item>
                </text:list>
              </text:list-item>
              <text:list-item>
                <text:p>Release Build has already happened by the time for release</text:p>
              </text:list-item>
              <text:list-item>
                <text:p>Increased project momentum through earlier access to fellows’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.test Freeb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P-8 compliance test built in</text:p>
                <text:list>
                  <text:list-item>
                    <text:p><text:span text:style-name="T12">py.test --pep8</text:span><text:span text:style-name="T13"> double.py</text:span></text:p>
                  </text:list-item>
                </text:list>
              </text:list-item>
              <text:list-item>
                <text:p><text:span text:style-name="T14">Pyliny support</text:span></text:p>
                <text:list>
                  <text:list-item>
                    <text:p><text:span text:style-name="T12">py.test --pylint double.py</text:span></text:p>
                  </text:list-item>
                </text:list>
              </text:list-item>
              <text:list-item>
                <text:p><text:span text:style-name="T14">Pyflakes support</text:span></text:p>
                <text:list>
                  <text:list-item>
                    <text:p><text:span text:style-name="T12">py.test --flakes double.py</text:span></text:p>
                  </text:list-item>
                  <text:list-item>
                    <text:p><text:span text:style-name="T15">Not a substitute for pylint (but fas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tests should be fast</text:p>
              </text:list-item>
              <text:list-item>
                <text:p>Many inputs you’d want to test are slow to obtain:</text:p>
                <text:list>
                  <text:list-item>
                    <text:p>A database query with associated authentication, connection, and SQL</text:p>
                  </text:list-item>
                  <text:list-item>
                    <text:p>The output of a long-running process</text:p>
                  </text:list-item>
                  <text:list-item>
                    <text:p>User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ck S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1"><text:span text:style-name="T16">import time</text:span></text:p>
            <text:p text:style-name="P11"><text:span text:style-name="T16">from mock import MagicMock</text:span></text:p>
            <text:p text:style-name="P11"><text:span text:style-name="T16"/></text:p>
            <text:p text:style-name="P11"><text:span text:style-name="T16">class Database:</text:span></text:p>
            <text:p text:style-name="P11"><text:span text:style-name="T16"><text:s text:c="4"/></text:span><text:span text:style-name="T16">def __init__(self, passwd):</text:span></text:p>
            <text:p text:style-name="P11"><text:span text:style-name="T16"><text:s text:c="8"/></text:span><text:span text:style-name="T16">self.passwd = passwd</text:span></text:p>
            <text:p text:style-name="P11"><text:span text:style-name="T16"/></text:p>
            <text:p text:style-name="P11"><text:span text:style-name="T16"><text:s text:c="4"/></text:span><text:span text:style-name="T16">def query(self):</text:span></text:p>
            <text:p text:style-name="P11"><text:span text:style-name="T16"><text:s text:c="8"/></text:span><text:span text:style-name="T16">time.sleep(3)</text:span></text:p>
            <text:p text:style-name="P11"><text:span text:style-name="T16"><text:s text:c="8"/></text:span><text:span text:style-name="T16">return [4] * 12</text:span></text:p>
            <text:p text:style-name="P11"><text:span text:style-name="T16"/></text:p>
            <text:p text:style-name="P11"><text:span text:style-name="T16">def test_db_mocked_query():</text:span></text:p>
            <text:p text:style-name="P11"><text:span text:style-name="T16"><text:s text:c="4"/></text:span><text:span text:style-name="T16">db = Database('sekrit')</text:span></text:p>
            <text:p text:style-name="P11"><text:span text:style-name="T16"><text:s text:c="4"/></text:span><text:span text:style-name="T16">db.query = MagicMock(return_value = [1, 2, 3])</text:span></text:p>
            <text:p text:style-name="P11"><text:span text:style-name="T16"><text:s text:c="4"/></text:span><text:span text:style-name="T16">assert sum(db.query()) == 6</text:span></text:p>
            <text:p text:style-name="P11"><text:span text:style-name="T16"/></text:p>
            <text:p text:style-name="P11"><text:span text:style-name="T16"/></text:p>
            <text:p text:style-name="P11"><text:span text:style-name="T16">def test_db_slow_query():</text:span></text:p>
            <text:p text:style-name="P11"><text:span text:style-name="T16"><text:s text:c="4"/></text:span><text:span text:style-name="T16">db = Database('sekrit')</text:span></text:p>
            <text:p text:style-name="P11"><text:span text:style-name="T16"><text:s text:c="4"/></text:span><text:span text:style-name="T16">assert sum(db.query()) == 4 * 12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 &amp; Mock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7">$ py.test -k </text:span><text:span text:style-name="T18">slow</text:span><text:span text:style-name="T17"> database.py</text:span></text:p>
            <text:p><text:span text:style-name="T17">=== 1 passed, 1 deselected in </text:span><text:span text:style-name="T18">3.01</text:span><text:span text:style-name="T17"> seconds</text:span></text:p>
            <text:p><text:span text:style-name="T17"/></text:p>
            <text:p><text:span text:style-name="T17">$ py.test -k </text:span><text:span text:style-name="T19">mocked</text:span><text:span text:style-name="T17"> database.py</text:span></text:p>
            <text:p><text:span text:style-name="T17">=== 1 passed, 1 deselected in </text:span><text:span text:style-name="T19">0.01</text:span><text:span text:style-name="T17"> seconds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pics Not or Poorly Cov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coverage</text:p>
              </text:list-item>
              <text:list-item>
                <text:p>Relation between mock and unittest.mock</text:p>
              </text:list-item>
              <text:list-item>
                <text:p>Determining best methods for unit tests</text:p>
              </text:list-item>
              <text:list-item>
                <text:p>The “flatness” of testable methods (PEP-20)</text:p>
              </text:list-item>
              <text:list-item>
                <text:p>Test fixture setup</text:p>
              </text:list-item>
              <text:list-item>
                <text:p>Segregation of code and tests</text:p>
              </text:list-item>
              <text:list-item>
                <text:p>What’s he building out t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Mono3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4T21:32:26.713221033</dc:date>
    <meta:editing-duration>PT37M22S</meta:editing-duration>
    <meta:editing-cycles>8</meta:editing-cycles>
    <meta:generator>LibreOffice/5.1.4.2$Linux_X86_64 LibreOffice_project/10m0$Build-2</meta:generator>
    <meta:document-statistic meta:object-count="81"/>
  </office:meta>
</office:document-meta>
</file>